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8.113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7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shadow="hidden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0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solid" draw:fill-color="#e6e6e6" draw:shadow="hidden"/>
    </style:style>
    <style:style style:name="gr13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solid" draw:fill-color="#000000" draw:shadow="hidden"/>
    </style:style>
    <style:style style:name="gr18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1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4" style:family="graphic" style:parent-style-name="standard">
      <style:graphic-properties draw:stroke="none" draw:fill="none" draw:textarea-vertical-align="top" fo:min-height="6.608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267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2.828cm" fo:min-width="2.54cm" fo:padding-top="0.035cm" fo:padding-bottom="0.035cm" fo:padding-left="0.035cm" fo:padding-right="0.035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199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361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1.141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941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021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0.499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689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0.637cm" fo:min-width="2.54cm" fo:padding-top="0.141cm" fo:padding-bottom="0.141cm" fo:padding-left="0.141cm" fo:padding-right="0.14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1.701cm" fo:min-width="2.54cm" fo:padding-top="0cm" fo:padding-bottom="0.141cm" fo:padding-left="0.141cm" fo:padding-right="0.14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2.152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solid" draw:fill-color="#c0c0c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loext:graphic-properties draw:fill="solid" draw:fill-color="#ffffff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e6e6e6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20%" fo:text-align="start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solid" draw:fill-color="#e6e6e6"/>
      <style:text-properties fo:color="#ff0000" loext:opacity="100%"/>
    </style:style>
    <style:style style:name="P17" style:family="paragraph">
      <loext:graphic-properties draw:fill="none"/>
      <style:text-properties fo:color="#ff0000" loext:opacity="100%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ff0000" loext:opacity="100%"/>
    </style:style>
    <style:style style:name="T1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2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3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4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5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6" style:family="text">
      <style:text-properties fo:color="#ff0000" loext:opacity="100%" style:font-name="Ｍ1" fo:font-size="10pt" style:font-name-asian="Ｍ1" style:font-size-asian="10pt" style:font-name-complex="Ｍ1" style:font-size-complex="10pt"/>
    </style:style>
    <style:style style:name="T7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8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9" style:family="text">
      <style:text-properties fo:color="#ff0000" loext:opacity="100%" style:font-name="Ｍ1" fo:font-size="9pt" style:font-name-asian="Ｍ1" style:font-size-asian="9pt" style:font-name-complex="Ｍ1" style:font-size-complex="9pt"/>
    </style:style>
    <style:style style:name="T10" style:family="text">
      <style:text-properties fo:color="#ff0000" loext:opacity="100%" style:font-name="Ｍ1" fo:font-size="8pt" style:font-name-asian="Ｍ1" style:font-size-asian="8pt" style:font-name-complex="Ｍ1" style:font-size-complex="8pt"/>
    </style:style>
    <style:style style:name="T11" style:family="text">
      <style:text-properties fo:color="#000000" loext:opacity="100%" style:font-name="Ｍ1" fo:font-size="8pt" fo:background-color="#ffffff" style:font-name-asian="Ｍ1" style:font-size-asian="8pt" style:font-name-complex="Ｍ1" style:font-size-complex="8pt"/>
    </style:style>
    <style:style style:name="T12" style:family="text">
      <style:text-properties fo:color="#ff0000" loext:opacity="100%" style:font-name="Ｍ1" fo:font-size="8pt" fo:background-color="#ffffff" style:font-name-asian="Ｍ1" style:font-size-asian="8pt" style:font-name-complex="Ｍ1" style:font-size-complex="8pt"/>
    </style:style>
    <style:style style:name="T13" style:family="text">
      <style:text-properties fo:color="#ff0000" loext:opacity="100%" style:font-name="Ｍ1" fo:font-size="6pt" style:font-name-asian="Ｍ1" style:font-size-asian="6pt" style:font-name-complex="Ｍ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11_01" draw:style-name="dp1" draw:master-page-name="PM0">
        <draw:g>
          <draw:g>
            <draw:path draw:style-name="gr1" draw:text-style-name="P1" draw:layer="layout" svg:width="8.255cm" svg:height="8.255cm" svg:x="4.921cm" svg:y="15.809cm" svg:viewBox="0 0 8256 8256" svg:d="M749 8256h6756c501 0 751-250 751-751v-6755c0-500-250-750-751-750h-6756c-499 0-749 250-749 750v6755c0 501 250 751 749 751z">
              <text:p/>
            </draw:path>
            <draw:path draw:style-name="gr2" draw:text-style-name="P2" draw:layer="layout" svg:width="8.255cm" svg:height="8.255cm" svg:x="4.921cm" svg:y="15.809cm" svg:viewBox="0 0 8256 8256" svg:d="M749 8256h6756c501 0 751-250 751-751v-6755c0-500-250-750-751-750h-6756c-499 0-749 250-749 750v6755c0 501 250 751 749 751z">
              <text:p/>
            </draw:path>
          </draw:g>
          <draw:frame draw:style-name="gr3" draw:text-style-name="P2" draw:layer="layout" svg:width="8.255cm" svg:height="8.255cm" svg:x="4.921cm" svg:y="15.809cm">
            <draw:text-box>
              <text:p/>
            </draw:text-box>
          </draw:frame>
        </draw:g>
        <draw:frame draw:style-name="gr4" draw:text-style-name="P4" draw:layer="layout" svg:width="2.54cm" svg:height="0.79cm" svg:x="0.476cm" svg:y="25.178cm">
          <draw:text-box>
            <text:p text:style-name="P3"><text:span text:style-name="T1">凡例</text:span><text:span text:style-name="T1">:</text:span></text:p>
          </draw:text-box>
        </draw:frame>
        <draw:frame draw:style-name="gr5" draw:text-style-name="P4" draw:layer="layout" svg:width="11.591cm" svg:height="0.635cm" svg:x="1.213cm" svg:y="28.43cm">
          <draw:text-box>
            <text:p text:style-name="P3"><text:span text:style-name="T2">MD050_SPF_CFO_011_</text:span><text:span text:style-name="T2">人事システムデータ連携</text:span><text:span text:style-name="T2">.odg</text:span></text:p>
          </draw:text-box>
        </draw:frame>
        <draw:g>
          <draw:polygon draw:style-name="gr6" draw:text-style-name="P2" draw:layer="layout" svg:width="13.152cm" svg:height="0.953cm" svg:x="9.866cm" svg:y="0.807cm" svg:viewBox="0 0 13153 954" draw:points="0,954 13153,954 13153,0 0,0">
            <text:p/>
          </draw:polygon>
          <draw:frame draw:style-name="gr7" draw:text-style-name="P4" draw:layer="layout" svg:width="13.152cm" svg:height="0.953cm" svg:x="9.866cm" svg:y="0.807cm">
            <draw:text-box>
              <text:p text:style-name="P3"><text:span text:style-name="T3">説明</text:span><text:span text:style-name="T3">: <text:s/></text:span><text:span text:style-name="T3">人事システムで作成した仕訳を</text:span><text:span text:style-name="T3">ERP</text:span><text:span text:style-name="T3">標準：</text:span><text:span text:style-name="T3">GL</text:span><text:span text:style-name="T3">へ取込む。</text:span></text:p>
            </draw:text-box>
          </draw:frame>
        </draw:g>
        <draw:g>
          <draw:polygon draw:style-name="gr6" draw:text-style-name="P2" draw:layer="layout" svg:width="8.599cm" svg:height="0.953cm" svg:x="1.27cm" svg:y="0.807cm" svg:viewBox="0 0 8600 954" draw:points="0,954 8600,954 8600,0 0,0">
            <text:p/>
          </draw:polygon>
          <draw:frame draw:style-name="gr7" draw:text-style-name="P4" draw:layer="layout" svg:width="8.599cm" svg:height="0.953cm" svg:x="1.27cm" svg:y="0.807cm">
            <draw:text-box>
              <text:p text:style-name="P3"><text:span text:style-name="T3">MD050_SPF_CFO_011_</text:span><text:span text:style-name="T3">人事システムデータ連携</text:span></text:p>
            </draw:text-box>
          </draw:frame>
        </draw:g>
        <draw:frame draw:style-name="gr5" draw:text-style-name="P4" draw:layer="layout" svg:width="3.971cm" svg:height="0.635cm" svg:x="37.304cm" svg:y="28.43cm">
          <draw:text-box>
            <text:p text:style-name="P5"><text:span text:style-name="T2">1 / 1</text:span></text:p>
          </draw:text-box>
        </draw:frame>
        <draw:g>
          <draw:g>
            <draw:polygon draw:style-name="gr8" draw:text-style-name="P6" draw:layer="layout" svg:width="1.588cm" svg:height="1.175cm" svg:x="4.207cm" svg:y="26.255cm" svg:viewBox="0 0 1589 1176" draw:points="0,0 0,1176 794,858 1589,1176 1589,0">
              <text:p/>
            </draw:polygon>
            <draw:polygon draw:style-name="gr2" draw:text-style-name="P2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207cm" svg:y="25.959cm">
          <draw:text-box>
            <text:p/>
          </draw:text-box>
        </draw:frame>
        <draw:frame draw:style-name="gr10" draw:text-style-name="P2" draw:layer="layout" svg:width="1.588cm" svg:height="1.214cm" svg:x="4.842cm" svg:y="26.736cm">
          <draw:text-box>
            <text:p/>
          </draw:text-box>
        </draw:frame>
        <draw:frame draw:style-name="gr11" draw:text-style-name="P4" draw:layer="layout" svg:width="1.588cm" svg:height="0.677cm" svg:x="4.207cm" svg:y="26.594cm">
          <draw:text-box>
            <text:p text:style-name="P7"><text:span text:style-name="T4">帳票名称</text:span></text:p>
          </draw:text-box>
        </draw:frame>
        <draw:g>
          <draw:g>
            <draw:path draw:style-name="gr12" draw:text-style-name="P8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4.911cm" svg:y="27.044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332cm" svg:y="2.395cm" svg:viewBox="0 0 39293 22544" draw:points="0,22544 39293,22544 39293,0 0,0">
            <text:p/>
          </draw:polygon>
        </draw:g>
        <draw:g>
          <draw:g>
            <draw:polygon draw:style-name="gr8" draw:text-style-name="P6" draw:layer="layout" svg:width="2.442cm" svg:height="1.127cm" svg:x="12.127cm" svg:y="26.245cm" svg:viewBox="0 0 2443 1128" draw:points="0,1128 1879,1128 2443,0 563,0">
              <text:p/>
            </draw:polygon>
            <draw:polygon draw:style-name="gr2" draw:text-style-name="P2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722cm" svg:y="26.245cm">
            <draw:text-box>
              <text:p text:style-name="P7"><text:span text:style-name="T4">データ</text:span></text:p>
              <text:p text:style-name="P7"><text:span text:style-name="T4">ファイル名</text:span></text:p>
            </draw:text-box>
          </draw:frame>
        </draw:g>
        <draw:g>
          <draw:g>
            <draw:polygon draw:style-name="gr8" draw:text-style-name="P6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2" draw:text-style-name="P2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9" draw:text-style-name="P2" draw:layer="layout" svg:width="1.588cm" svg:height="0.932cm" svg:x="6.834cm" svg:y="25.899cm">
          <draw:text-box>
            <text:p/>
          </draw:text-box>
        </draw:frame>
        <draw:frame draw:style-name="gr10" draw:text-style-name="P2" draw:layer="layout" svg:width="1.588cm" svg:height="1.214cm" svg:x="7.469cm" svg:y="26.676cm">
          <draw:text-box>
            <text:p/>
          </draw:text-box>
        </draw:frame>
        <draw:frame draw:style-name="gr11" draw:text-style-name="P4" draw:layer="layout" svg:width="1.588cm" svg:height="0.677cm" svg:x="6.834cm" svg:y="26.534cm">
          <draw:text-box>
            <text:p text:style-name="P7"><text:span text:style-name="T4">バッチ名称</text:span></text:p>
          </draw:text-box>
        </draw:frame>
        <draw:g>
          <draw:g>
            <draw:path draw:style-name="gr12" draw:text-style-name="P8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538cm" svg:y="26.984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8" draw:text-style-name="P6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6" draw:text-style-name="P2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79cm" svg:y="26.511cm">
            <draw:text-box>
              <text:p text:style-name="P7"><text:span text:style-name="T4">テーブル名称</text:span></text:p>
            </draw:text-box>
          </draw:frame>
        </draw:g>
        <draw:g>
          <draw:polygon draw:style-name="gr8" draw:text-style-name="P6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6" draw:text-style-name="P2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8" draw:text-style-name="P6" draw:layer="layout" svg:width="0.521cm" svg:height="0.361cm" svg:x="2.117cm" svg:y="27.169cm" svg:viewBox="0 0 522 362" svg:d="M0 362h422v-362h-422zM462 60h60v-60h-60z">
            <text:p/>
          </draw:path>
          <draw:path draw:style-name="gr2" draw:text-style-name="P2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9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2" draw:text-style-name="P2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039cm" svg:y="27.57cm">
          <draw:text-box>
            <text:p text:style-name="P7"><text:span text:style-name="T5">画面名称</text:span></text:p>
          </draw:text-box>
        </draw:frame>
        <draw:g>
          <draw:g>
            <draw:path draw:style-name="gr12" draw:text-style-name="P8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17cm" svg:y="26.78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polygon draw:style-name="gr6" draw:text-style-name="P2" draw:layer="layout" svg:width="2.143cm" svg:height="0.953cm" svg:x="24.606cm" svg:y="0.807cm" svg:viewBox="0 0 2144 954" draw:points="0,954 2144,954 2144,0 0,0">
            <text:p/>
          </draw:polygon>
          <draw:frame draw:style-name="gr7" draw:text-style-name="P4" draw:layer="layout" svg:width="2.143cm" svg:height="0.953cm" svg:x="24.606cm" svg:y="0.807cm">
            <draw:text-box>
              <text:p text:style-name="P3"><text:span text:style-name="T3">2008/06/19</text:span></text:p>
            </draw:text-box>
          </draw:frame>
        </draw:g>
        <draw:g>
          <draw:polygon draw:style-name="gr6" draw:text-style-name="P2" draw:layer="layout" svg:width="1.59cm" svg:height="0.953cm" svg:x="23.019cm" svg:y="0.807cm" svg:viewBox="0 0 1591 954" draw:points="0,954 1591,954 1591,0 0,0">
            <text:p/>
          </draw:polygon>
          <draw:frame draw:style-name="gr7" draw:text-style-name="P4" draw:layer="layout" svg:width="1.59cm" svg:height="0.953cm" svg:x="23.019cm" svg:y="0.807cm">
            <draw:text-box>
              <text:p text:style-name="P3"><text:span text:style-name="T3">作成日</text:span></text:p>
            </draw:text-box>
          </draw:frame>
        </draw:g>
        <draw:polygon draw:style-name="gr6" draw:text-style-name="P2" draw:layer="layout" svg:width="2.064cm" svg:height="0.953cm" svg:x="31.988cm" svg:y="0.807cm" svg:viewBox="0 0 2065 954" draw:points="0,954 2065,954 2065,0 0,0">
          <text:p/>
        </draw:polygon>
        <draw:g>
          <draw:polygon draw:style-name="gr6" draw:text-style-name="P2" draw:layer="layout" svg:width="1.429cm" svg:height="0.953cm" svg:x="30.559cm" svg:y="0.807cm" svg:viewBox="0 0 1430 954" draw:points="0,954 1430,954 1430,0 0,0">
            <text:p/>
          </draw:polygon>
          <draw:frame draw:style-name="gr7" draw:text-style-name="P4" draw:layer="layout" svg:width="1.429cm" svg:height="0.953cm" svg:x="30.559cm" svg:y="0.807cm">
            <draw:text-box>
              <text:p text:style-name="P3"><text:span text:style-name="T3">更新日</text:span></text:p>
            </draw:text-box>
          </draw:frame>
        </draw:g>
        <draw:polygon draw:style-name="gr6" draw:text-style-name="P2" draw:layer="layout" svg:width="2.143cm" svg:height="0.953cm" svg:x="35.56cm" svg:y="0.807cm" svg:viewBox="0 0 2144 954" draw:points="0,954 2144,954 2144,0 0,0">
          <text:p/>
        </draw:polygon>
        <draw:g>
          <draw:polygon draw:style-name="gr6" draw:text-style-name="P2" draw:layer="layout" svg:width="1.508cm" svg:height="0.953cm" svg:x="34.052cm" svg:y="0.807cm" svg:viewBox="0 0 1509 954" draw:points="0,954 1509,954 1509,0 0,0">
            <text:p/>
          </draw:polygon>
          <draw:frame draw:style-name="gr7" draw:text-style-name="P4" draw:layer="layout" svg:width="1.508cm" svg:height="0.953cm" svg:x="34.052cm" svg:y="0.807cm">
            <draw:text-box>
              <text:p text:style-name="P3"><text:span text:style-name="T3">更新者</text:span></text:p>
            </draw:text-box>
          </draw:frame>
        </draw:g>
        <draw:g>
          <draw:polygon draw:style-name="gr6" draw:text-style-name="P2" draw:layer="layout" svg:width="2.223cm" svg:height="0.953cm" svg:x="28.337cm" svg:y="0.807cm" svg:viewBox="0 0 2224 954" draw:points="0,954 2224,954 2224,0 0,0">
            <text:p/>
          </draw:polygon>
          <draw:frame draw:style-name="gr7" draw:text-style-name="P4" draw:layer="layout" svg:width="2.223cm" svg:height="0.953cm" svg:x="28.337cm" svg:y="0.807cm">
            <draw:text-box>
              <text:p text:style-name="P3"><text:span text:style-name="T3">ORA</text:span><text:span text:style-name="T3">柳沢</text:span></text:p>
            </draw:text-box>
          </draw:frame>
        </draw:g>
        <draw:g>
          <draw:polygon draw:style-name="gr6" draw:text-style-name="P2" draw:layer="layout" svg:width="1.588cm" svg:height="0.953cm" svg:x="26.749cm" svg:y="0.807cm" svg:viewBox="0 0 1589 954" draw:points="0,954 1589,954 1589,0 0,0">
            <text:p/>
          </draw:polygon>
          <draw:frame draw:style-name="gr7" draw:text-style-name="P4" draw:layer="layout" svg:width="1.588cm" svg:height="0.953cm" svg:x="26.749cm" svg:y="0.807cm">
            <draw:text-box>
              <text:p text:style-name="P3"><text:span text:style-name="T3">作成者</text:span></text:p>
            </draw:text-box>
          </draw:frame>
        </draw:g>
        <draw:g>
          <draw:polygon draw:style-name="gr6" draw:text-style-name="P2" draw:layer="layout" svg:width="1.866cm" svg:height="0.953cm" svg:x="38.735cm" svg:y="0.807cm" svg:viewBox="0 0 1867 954" draw:points="0,954 1867,954 1867,0 0,0">
            <text:p/>
          </draw:polygon>
          <draw:frame draw:style-name="gr7" draw:text-style-name="P4" draw:layer="layout" svg:width="1.866cm" svg:height="0.953cm" svg:x="38.735cm" svg:y="0.807cm">
            <draw:text-box>
              <text:p text:style-name="P3"><text:span text:style-name="T3">Issue3.</text:span><text:span text:style-name="T6">1</text:span></text:p>
            </draw:text-box>
          </draw:frame>
        </draw:g>
        <draw:g>
          <draw:polygon draw:style-name="gr6" draw:text-style-name="P2" draw:layer="layout" svg:width="1.032cm" svg:height="0.953cm" svg:x="37.703cm" svg:y="0.807cm" svg:viewBox="0 0 1033 954" draw:points="0,954 1033,954 1033,0 0,0">
            <text:p/>
          </draw:polygon>
          <draw:frame draw:style-name="gr7" draw:text-style-name="P4" draw:layer="layout" svg:width="1.032cm" svg:height="0.953cm" svg:x="37.703cm" svg:y="0.807cm">
            <draw:text-box>
              <text:p text:style-name="P3"><text:span text:style-name="T3">Ver.</text:span></text:p>
            </draw:text-box>
          </draw:frame>
        </draw:g>
        <draw:g>
          <draw:g>
            <draw:path draw:style-name="gr8" draw:text-style-name="P6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2" draw:text-style-name="P2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24cm" svg:y="26.29cm">
            <draw:text-box>
              <text:p text:style-name="P7"><text:span text:style-name="T4">番号</text:span></text:p>
            </draw:text-box>
          </draw:frame>
        </draw:g>
        <draw:path draw:style-name="gr20" draw:text-style-name="P2" draw:layer="layout" svg:width="1.966cm" svg:height="0.009cm" svg:x="6.615cm" svg:y="11.223cm" svg:viewBox="0 0 1967 10" svg:d="M0 10h1763c3 0 5-2 5-5s1-5 4-5h195">
          <text:p/>
        </draw:path>
        <draw:frame draw:style-name="gr18" draw:text-style-name="P4" draw:layer="layout" svg:width="10.358cm" svg:height="0.537cm" svg:x="16.435cm" svg:y="28.605cm">
          <draw:text-box>
            <text:p text:style-name="P7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18" draw:text-style-name="P4" draw:layer="layout" svg:width="10.358cm" svg:height="0.537cm" svg:x="16.351cm" svg:y="28.896cm">
          <draw:text-box>
            <text:p text:style-name="P7"><text:span text:style-name="T4">Copyright © 2022, SCSK Corporation. All rights reserved.</text:span></text:p>
          </draw:text-box>
        </draw:frame>
        <draw:g>
          <draw:g>
            <draw:path draw:style-name="gr8" draw:text-style-name="P6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2" draw:text-style-name="P2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1" draw:text-style-name="P4" draw:layer="layout" svg:width="2.223cm" svg:height="1.883cm" svg:x="16.748cm" svg:y="25.71cm">
            <draw:text-box>
              <text:p text:style-name="P7"><text:span text:style-name="T4">他システム名</text:span></text:p>
              <text:p text:style-name="P7"><text:span text:style-name="T4">/</text:span><text:span text:style-name="T4">他領域名</text:span></text:p>
              <text:p text:style-name="P7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8" draw:text-style-name="P6" draw:layer="layout" svg:width="2.54cm" svg:height="0.953cm" svg:x="4.075cm" svg:y="10.756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2" draw:text-style-name="P2" draw:layer="layout" svg:width="2.54cm" svg:height="0.953cm" svg:x="4.075cm" svg:y="10.756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2" draw:text-style-name="P4" draw:layer="layout" svg:width="2.54cm" svg:height="0.953cm" svg:x="4.075cm" svg:y="10.756cm">
            <draw:text-box>
              <text:p text:style-name="P7"><text:span text:style-name="T3">START</text:span></text:p>
            </draw:text-box>
          </draw:frame>
        </draw:g>
        <draw:g>
          <draw:polygon draw:style-name="gr23" draw:text-style-name="P2" draw:layer="layout" svg:width="14.248cm" svg:height="5.812cm" svg:x="1.905cm" svg:y="2.65cm" svg:viewBox="0 0 14249 5813" draw:points="0,5813 14249,5813 14249,0 0,0">
            <text:p/>
          </draw:polygon>
          <draw:frame draw:style-name="gr24" draw:text-style-name="P10" draw:layer="layout" svg:width="14.248cm" svg:height="6.75cm" svg:x="1.905cm" svg:y="2.65cm">
            <draw:text-box>
              <text:p text:style-name="P3"><text:span text:style-name="T7">処理概要</text:span></text:p>
              <text:p text:style-name="P3"><text:span text:style-name="T8">　人事システムで生成した給与</text:span><text:span text:style-name="T8">/</text:span><text:span text:style-name="T8">賞与仕訳を</text:span><text:span text:style-name="T9">ERP</text:span><text:span text:style-name="T8">へ取込みます。</text:span></text:p>
              <text:p text:style-name="P3"><text:span text:style-name="T8">　</text:span><text:span text:style-name="T9">CSV</text:span><text:span text:style-name="T9">データを</text:span><text:span text:style-name="T9">PaaS</text:span><text:span text:style-name="T9">へ取込み、</text:span><text:span text:style-name="T9">OIC</text:span><text:span text:style-name="T9">の機能にて</text:span><text:span text:style-name="T9">ERP</text:span><text:span text:style-name="T9">標準の</text:span><text:span text:style-name="T9">GLOIF</text:span><text:span text:style-name="T9">へ書き込み後、</text:span></text:p>
              <text:p text:style-name="P3"><text:span text:style-name="T9">　仕訳をインポートします。</text:span></text:p>
              <text:p text:style-name="P3"><text:span text:style-name="T8">　財務経理部にて仕訳内容を</text:span><text:span text:style-name="T8">OTBI</text:span><text:span text:style-name="T8">または</text:span><text:span text:style-name="T8">BIP</text:span><text:span text:style-name="T8">で確認し、問題なければ転記処理、</text:span></text:p>
              <text:p text:style-name="P3"><text:span text:style-name="T8">　誤りがある場合は</text:span><text:span text:style-name="T8">ERP</text:span><text:span text:style-name="T8">からデータ削除後、再度人事システムよりデータを連携します。</text:span></text:p>
              <text:p text:style-name="P3"><text:span text:style-name="T7">システム利用者</text:span></text:p>
              <text:p text:style-name="P3"><text:span text:style-name="T8">　財務経理部</text:span></text:p>
              <text:p text:style-name="P3"><text:span text:style-name="T7">処理タイミング、その他</text:span></text:p>
              <text:p text:style-name="P3"><text:span text:style-name="T8">　人事システムからの給与</text:span><text:span text:style-name="T8">/</text:span><text:span text:style-name="T8">賞与仕訳データ連携については、</text:span></text:p>
              <text:p text:style-name="P3"><text:span text:style-name="T8">　人事システム側の起動は人事部にて手動で行います。</text:span></text:p>
              <text:p text:style-name="P3"><text:span text:style-name="T8">　（人事部からの連絡後）</text:span><text:span text:style-name="T9">ERP</text:span><text:span text:style-name="T8">側の取込みを財務経理部にて手動で行い、仕訳内容を確認します。</text:span></text:p>
              <text:p text:style-name="P3"><text:span text:style-name="T8">　※データに誤りがある場合は、</text:span><text:span text:style-name="T9">ERP</text:span><text:span text:style-name="T8">上のデータ削除後、再度人事システムから連携を行います。</text:span></text:p>
              <text:p text:style-name="P3"><text:span text:style-name="T8"/></text:p>
            </draw:text-box>
          </draw:frame>
        </draw:g>
        <draw:g>
          <draw:g>
            <draw:path draw:style-name="gr8" draw:text-style-name="P6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2" draw:text-style-name="P2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5" draw:text-style-name="P4" draw:layer="layout" svg:width="2.117cm" svg:height="0.794cm" svg:x="19.553cm" svg:y="26.366cm">
            <draw:text-box>
              <text:p text:style-name="P7"><text:span text:style-name="T4">START/END</text:span></text:p>
            </draw:text-box>
          </draw:frame>
        </draw:g>
        <draw:g>
          <draw:g>
            <draw:path draw:style-name="gr8" draw:text-style-name="P6" draw:layer="layout" svg:width="2.262cm" svg:height="2.07cm" svg:x="10.266cm" svg:y="16.11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6" draw:text-style-name="P2" draw:layer="layout" svg:width="2.262cm" svg:height="2.07cm" svg:x="10.266cm" svg:y="16.11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6" draw:text-style-name="P4" draw:layer="layout" svg:width="2.262cm" svg:height="1.549cm" svg:x="10.266cm" svg:y="16.522cm">
            <draw:text-box>
              <text:p text:style-name="P7"><text:span text:style-name="T6">ERP</text:span><text:span text:style-name="T6">標準：</text:span></text:p>
              <text:p text:style-name="P7"><text:span text:style-name="T3">仕訳バッチ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262cm" svg:height="2.07cm" svg:x="10.266cm" svg:y="17.98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6" draw:text-style-name="P2" draw:layer="layout" svg:width="2.262cm" svg:height="2.07cm" svg:x="10.266cm" svg:y="17.98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6" draw:text-style-name="P4" draw:layer="layout" svg:width="2.262cm" svg:height="1.549cm" svg:x="10.266cm" svg:y="18.387cm">
            <draw:text-box>
              <text:p text:style-name="P7"><text:span text:style-name="T6">ERP</text:span><text:span text:style-name="T6">標準：</text:span></text:p>
              <text:p text:style-name="P7"><text:span text:style-name="T3">仕訳ヘッダ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539cm" svg:height="0.953cm" svg:x="26cm" svg:y="18.5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2" draw:text-style-name="P2" draw:layer="layout" svg:width="2.539cm" svg:height="0.953cm" svg:x="26cm" svg:y="18.5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2" draw:text-style-name="P4" draw:layer="layout" svg:width="2.54cm" svg:height="0.953cm" svg:x="26cm" svg:y="18.55cm">
            <draw:text-box>
              <text:p text:style-name="P7"><text:span text:style-name="T3">END</text:span></text:p>
            </draw:text-box>
          </draw:frame>
        </draw:g>
        <draw:g>
          <draw:g>
            <draw:path draw:style-name="gr8" draw:text-style-name="P6" draw:layer="layout" svg:width="3.431cm" svg:height="2.903cm" svg:x="8.407cm" svg:y="9.775cm" svg:viewBox="0 0 3432 2904" svg:d="M502 2275c3 66 21 130 52 187 35 63 84 116 144 152 60 37 128 56 197 56 60 0 120-15 174-43 48 83 114 151 193 200 83 50 177 77 272 77 96 0 190-27 272-77 83-51 152-124 200-211 20-38 37-78 49-119-1 5-1 10-1 14 0 31 8 61 22 87 14 27 35 49 60 64s53 24 82 24c5 0 10-1 15-1 29 4 60 7 90 7 110 0 218-31 313-89 79-48 147-114 200-193 20 3 40 5 60 5 68 0 136-19 195-56 59-36 108-88 142-151 11-19 20-39 27-60 5-80-8-164-36-245-37-103-99-199-180-277-14-13-27-25-41-37 29-28 57-57 85-87 132-142 248-298 343-465 0-11 1-21 1-32 0-142-41-282-117-406-76-123-186-226-318-297-6-3-11-6-17-9-8-17-17-34-28-51-45-73-111-135-190-177-78-43-168-65-259-65s-181 22-260 65c-79 42-144 104-190 177-45 74-69 157-69 242 0 14 0 28 2 41-20-29-45-56-73-79-54-43-122-72-197-84-74-12-153-6-228 17s-143 62-198 113c-19 17-36 36-51 55-41-22-84-39-128-53-108-33-221-40-328-21-108 19-206 64-284 129-79 66-136 151-165 246s-29 196-1 295c20 69 54 134 99 194-63 9-124 28-179 58-77 41-141 101-185 173-44 71-68 153-68 235 0 83 24 164 68 236s108 131 185 172c76 41 162 63 249 64z">
              <text:p/>
            </draw:path>
            <draw:path draw:style-name="gr2" draw:text-style-name="P2" draw:layer="layout" svg:width="3.431cm" svg:height="2.903cm" svg:x="8.407cm" svg:y="9.775cm" svg:viewBox="0 0 3432 2904" svg:d="M502 2275c3 66 21 130 52 187 35 63 84 116 144 152 60 37 128 56 197 56 60 0 120-15 174-43 48 83 114 151 193 200 83 50 177 77 272 77 96 0 190-27 272-77 83-51 152-124 200-211 20-38 37-78 49-119-1 5-1 10-1 14 0 31 8 61 22 87 14 27 35 49 60 64s53 24 82 24c5 0 10-1 15-1 29 4 60 7 90 7 110 0 218-31 313-89 79-48 147-114 200-193 20 3 40 5 60 5 68 0 136-19 195-56 59-36 108-88 142-151 11-19 20-39 27-60 5-80-8-164-36-245-37-103-99-199-180-277-14-13-27-25-41-37 29-28 57-57 85-87 132-142 248-298 343-465 0-11 1-21 1-32 0-142-41-282-117-406-76-123-186-226-318-297-6-3-11-6-17-9-8-17-17-34-28-51-45-73-111-135-190-177-78-43-168-65-259-65s-181 22-260 65c-79 42-144 104-190 177-45 74-69 157-69 242 0 14 0 28 2 41-20-29-45-56-73-79-54-43-122-72-197-84-74-12-153-6-228 17s-143 62-198 113c-19 17-36 36-51 55-41-22-84-39-128-53-108-33-221-40-328-21-108 19-206 64-284 129-79 66-136 151-165 246s-29 196-1 295c20 69 54 134 99 194-63 9-124 28-179 58-77 41-141 101-185 173-44 71-68 153-68 235 0 83 24 164 68 236s108 131 185 172c76 41 162 63 249 64z">
              <text:p/>
            </draw:path>
          </draw:g>
          <draw:frame draw:style-name="gr27" draw:text-style-name="P4" draw:layer="layout" svg:width="3.42cm" svg:height="2.898cm" svg:x="8.407cm" svg:y="9.775cm">
            <draw:text-box>
              <text:p text:style-name="P7"><text:span text:style-name="T3">人事システム</text:span></text:p>
              <text:p text:style-name="P7"><text:span text:style-name="T3">/</text:span><text:span text:style-name="T3">給与データ連携</text:span><text:span text:style-name="T3">(INBOUND)</text:span></text:p>
            </draw:text-box>
          </draw:frame>
        </draw:g>
        <draw:polyline draw:style-name="gr20" draw:text-style-name="P2" draw:layer="layout" svg:width="1.221cm" svg:height="0cm" svg:x="11.532cm" svg:y="11.223cm" svg:viewBox="0 0 1222 0" draw:points="0,0 771,0 772,0 772,0 1222,0">
          <text:p/>
        </draw:polyline>
        <draw:g>
          <draw:g>
            <draw:polygon draw:style-name="gr8" draw:text-style-name="P6" draw:layer="layout" svg:width="2.907cm" svg:height="1.341cm" svg:x="12.418cm" svg:y="10.552cm" svg:viewBox="0 0 2908 1342" draw:points="0,1342 2237,1342 2908,0 670,0">
              <text:p/>
            </draw:polygon>
            <draw:polygon draw:style-name="gr2" draw:text-style-name="P2" draw:layer="layout" svg:width="2.907cm" svg:height="1.341cm" svg:x="12.418cm" svg:y="10.552cm" svg:viewBox="0 0 2908 1342" draw:points="0,1342 2237,1342 2908,0 670,0">
              <text:p/>
            </draw:polygon>
          </draw:g>
          <draw:frame draw:style-name="gr28" draw:text-style-name="P4" draw:layer="layout" svg:width="1.49cm" svg:height="1.341cm" svg:x="13.125cm" svg:y="10.552cm">
            <draw:text-box>
              <text:p text:style-name="P7"><text:span text:style-name="T2">給与</text:span><text:span text:style-name="T2">/</text:span><text:span text:style-name="T2">賞与仕訳データ（</text:span><text:span text:style-name="T2">CSV</text:span><text:span text:style-name="T2">）</text:span></text:p>
            </draw:text-box>
          </draw:frame>
        </draw:g>
        <draw:path draw:style-name="gr20" draw:text-style-name="P2" draw:layer="layout" svg:width="1.574cm" svg:height="0.009cm" svg:x="14.989cm" svg:y="11.223cm" svg:viewBox="0 0 1575 10" svg:d="M0 0h471c4 0 5 1 5 4 0 4 2 6 4 6h1095">
          <text:p/>
        </draw:path>
        <draw:g>
          <draw:g>
            <draw:path draw:style-name="gr8" draw:text-style-name="P6" draw:layer="layout" svg:width="0.976cm" svg:height="0.976cm" svg:x="24.69cm" svg:y="10.72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2" draw:text-style-name="P2" draw:layer="layout" svg:width="0.976cm" svg:height="0.976cm" svg:x="24.69cm" svg:y="10.72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24.69cm" svg:y="10.727cm">
            <draw:text-box>
              <text:p text:style-name="P7"><text:span text:style-name="T3">1</text:span></text:p>
            </draw:text-box>
          </draw:frame>
        </draw:g>
        <draw:g>
          <draw:g>
            <draw:path draw:style-name="gr8" draw:text-style-name="P6" draw:layer="layout" svg:width="0.976cm" svg:height="0.976cm" svg:x="3.572cm" svg:y="18.51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2" draw:text-style-name="P2" draw:layer="layout" svg:width="0.976cm" svg:height="0.976cm" svg:x="3.572cm" svg:y="18.51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3.572cm" svg:y="18.517cm">
            <draw:text-box>
              <text:p text:style-name="P7"><text:span text:style-name="T3">1</text:span></text:p>
            </draw:text-box>
          </draw:frame>
        </draw:g>
        <draw:path draw:style-name="gr20" draw:text-style-name="P2" draw:layer="layout" svg:width="2.143cm" svg:height="1.536cm" svg:x="8.123cm" svg:y="17.474cm" svg:viewBox="0 0 2144 1537" svg:d="M0 1537h906c106 0 158-53 158-159v-1220c0-105 54-158 160-158h920">
          <text:p/>
        </draw:path>
        <draw:path draw:style-name="gr20" draw:text-style-name="P2" draw:layer="layout" svg:width="2.143cm" svg:height="0.009cm" svg:x="8.123cm" svg:y="19.011cm" svg:viewBox="0 0 2144 10" svg:d="M0 0h471c4 0 5 1 5 4 0 4 2 6 4 6h1664">
          <text:p/>
        </draw:path>
        <draw:path draw:style-name="gr20" draw:text-style-name="P2" draw:layer="layout" svg:width="2.143cm" svg:height="1.901cm" svg:x="8.123cm" svg:y="19.011cm" svg:viewBox="0 0 2144 1902" svg:d="M0 0h886c106 0 159 53 159 158v1585c0 106 53 159 159 159h940">
          <text:p/>
        </draw:path>
        <draw:path draw:style-name="gr20" draw:text-style-name="P2" draw:layer="layout" svg:width="2.143cm" svg:height="3.753cm" svg:x="8.123cm" svg:y="19.011cm" svg:viewBox="0 0 2144 3754" svg:d="M0 0h886c106 0 159 53 159 158v3437c0 106 53 159 159 159h940">
          <text:p/>
        </draw:path>
        <draw:frame draw:style-name="gr29" draw:text-style-name="P4" draw:layer="layout" svg:width="4.022cm" svg:height="1.503cm" svg:x="14.964cm" svg:y="21.026cm">
          <draw:text-box>
            <text:p text:style-name="P3"><text:span text:style-name="T2">・総勘定元帳に転記する前に、人事システムから連携された仕訳データの内容確認を行う。</text:span></text:p>
          </draw:text-box>
        </draw:frame>
        <draw:path draw:style-name="gr20" draw:text-style-name="P2" draw:layer="layout" svg:width="3.003cm" svg:height="1.856cm" svg:x="12.528cm" svg:y="17.155cm" svg:viewBox="0 0 3004 1857" svg:d="M0 0h806c106 0 159 53 159 158v1541c0 105 53 158 159 158h1880">
          <text:p/>
        </draw:path>
        <draw:path draw:style-name="gr20" draw:text-style-name="P2" draw:layer="layout" svg:width="3.003cm" svg:height="0.009cm" svg:x="12.528cm" svg:y="19.011cm" svg:viewBox="0 0 3004 10" svg:d="M0 10h471c3 0 5-2 5-6 0-3 1-4 4-4h2524">
          <text:p/>
        </draw:path>
        <draw:path draw:style-name="gr20" draw:text-style-name="P2" draw:layer="layout" svg:width="3.003cm" svg:height="1.901cm" svg:x="12.528cm" svg:y="19.011cm" svg:viewBox="0 0 3004 1902" svg:d="M0 1902h806c106 0 159-53 159-159v-1585c0-105 53-158 159-158h1880">
          <text:p/>
        </draw:path>
        <draw:path draw:style-name="gr20" draw:text-style-name="P2" draw:layer="layout" svg:width="3.003cm" svg:height="3.753cm" svg:x="12.528cm" svg:y="19.011cm" svg:viewBox="0 0 3004 3754" svg:d="M0 3754h806c106 0 159-53 159-159v-3437c0-105 53-158 159-158h1880">
          <text:p/>
        </draw:path>
        <draw:frame draw:style-name="gr30" draw:text-style-name="P4" draw:layer="layout" svg:width="4.233cm" svg:height="1.283cm" svg:x="20cm" svg:y="21.25cm">
          <draw:text-box>
            <text:p text:style-name="P3"><text:span text:style-name="T2">・</text:span><text:span text:style-name="T10">BIP</text:span><text:span text:style-name="T2">で確認した仕訳内容で問題なければ、当該仕訳を転記する。</text:span></text:p>
          </draw:text-box>
        </draw:frame>
        <draw:frame draw:style-name="gr30" draw:text-style-name="P4" draw:layer="layout" svg:width="4.233cm" svg:height="1.283cm" svg:x="20cm" svg:y="22.467cm">
          <draw:text-box>
            <text:p text:style-name="P3"><text:span text:style-name="T2">・</text:span><text:span text:style-name="T10">BIP</text:span><text:span text:style-name="T2">で確認した仕訳内容で問題ある場合、仕訳入力画面より、当該仕訳の削除を行う。</text:span></text:p>
          </draw:text-box>
        </draw:frame>
        <draw:path draw:style-name="gr20" draw:text-style-name="P2" draw:layer="layout" svg:width="17.341cm" svg:height="8.776cm" svg:x="7.408cm" svg:y="11.223cm" svg:viewBox="0 0 17342 8777" svg:d="M15437 8777h1749c104 0 156-45 156-136v-3456c-19 0-36-4-52-13-16-8-28-19-38-32-9-15-14-30-14-46s5-31 14-45c10-14 22-25 38-33 16-9 33-12 52-12v-1251c0-90-52-135-156-135h-17031c-103 0-155-45-155-135v-3348c0-90 52-135 155-135h995">
          <text:p/>
        </draw:path>
        <draw:g>
          <draw:polygon draw:style-name="gr6" draw:text-style-name="P2" draw:layer="layout" svg:width="2.064cm" svg:height="0.953cm" svg:x="31.988cm" svg:y="0.807cm" svg:viewBox="0 0 2065 954" draw:points="0,954 2065,954 2065,0 0,0">
            <text:p/>
          </draw:polygon>
          <draw:frame draw:style-name="gr7" draw:text-style-name="P4" draw:layer="layout" svg:width="2.064cm" svg:height="0.953cm" svg:x="31.988cm" svg:y="0.807cm">
            <draw:text-box>
              <text:p text:style-name="P3"><text:span text:style-name="T3">2022/07/27</text:span></text:p>
            </draw:text-box>
          </draw:frame>
        </draw:g>
        <draw:g>
          <draw:polygon draw:style-name="gr6" draw:text-style-name="P2" draw:layer="layout" svg:width="2.143cm" svg:height="0.953cm" svg:x="35.56cm" svg:y="0.807cm" svg:viewBox="0 0 2144 954" draw:points="0,954 2144,954 2144,0 0,0">
            <text:p/>
          </draw:polygon>
          <draw:frame draw:style-name="gr7" draw:text-style-name="P4" draw:layer="layout" svg:width="2.143cm" svg:height="0.953cm" svg:x="35.56cm" svg:y="0.807cm">
            <draw:text-box>
              <text:p text:style-name="P3"><text:span text:style-name="T3">SCSK</text:span><text:span text:style-name="T3">伊藤</text:span></text:p>
            </draw:text-box>
          </draw:frame>
        </draw:g>
        <draw:line draw:style-name="gr20" draw:text-style-name="P2" draw:layer="layout" svg:x1="23.512cm" svg:y1="11.215cm" svg:x2="24.689cm" svg:y2="11.215cm">
          <text:p/>
        </draw:line>
        <draw:g>
          <draw:g>
            <draw:path draw:style-name="gr8" draw:text-style-name="P6" draw:layer="layout" svg:width="2.262cm" svg:height="2.07cm" svg:x="21.25cm" svg:y="10.17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6" draw:text-style-name="P2" draw:layer="layout" svg:width="2.262cm" svg:height="2.07cm" svg:x="21.25cm" svg:y="10.17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1" draw:text-style-name="P4" draw:layer="layout" svg:width="2.262cm" svg:height="1.223cm" svg:x="21.25cm" svg:y="10.745cm">
            <draw:text-box>
              <text:p text:style-name="P7"><text:span text:style-name="T3">ERP</text:span><text:span text:style-name="T3">標準：</text:span><text:span text:style-name="T3">GLOIF</text:span></text:p>
            </draw:text-box>
          </draw:frame>
        </draw:g>
        <draw:g>
          <draw:g>
            <draw:polygon draw:style-name="gr8" draw:text-style-name="P6" draw:layer="layout" svg:width="2.54cm" svg:height="1.905cm" svg:x="5.583cm" svg:y="18.058cm" svg:viewBox="0 0 2541 1906" draw:points="158,0 0,158 0,1747 158,1906 2382,1906 2541,1747 2541,158 2382,0">
              <text:p/>
            </draw:polygon>
            <draw:polygon draw:style-name="gr2" draw:text-style-name="P2" draw:layer="layout" svg:width="2.54cm" svg:height="1.905cm" svg:x="5.583cm" svg:y="18.058cm" svg:viewBox="0 0 2541 1906" draw:points="158,0 0,158 0,1747 158,1906 2382,1906 2541,1747 2541,158 2382,0">
              <text:p/>
            </draw:polygon>
          </draw:g>
        </draw:g>
        <draw:frame draw:style-name="gr32" draw:text-style-name="P4" draw:layer="layout" svg:width="2.54cm" svg:height="0.341cm" svg:x="5.583cm" svg:y="18.057cm">
          <draw:text-box>
            <text:p text:style-name="P3"><text:span text:style-name="T2">CFO_011_S01</text:span></text:p>
          </draw:text-box>
        </draw:frame>
        <draw:frame draw:style-name="gr33" draw:text-style-name="P4" draw:layer="layout" svg:width="2.54cm" svg:height="1.566cm" svg:x="5.583cm" svg:y="18.397cm">
          <draw:text-box>
            <text:p text:style-name="P7"><text:span text:style-name="T10">ERP</text:span><text:span text:style-name="T10">標準</text:span><text:span text:style-name="T2">：</text:span></text:p>
            <text:p text:style-name="P7"><text:span text:style-name="T2">仕訳インポート</text:span></text:p>
          </draw:text-box>
        </draw:frame>
        <draw:frame draw:style-name="gr34" draw:text-style-name="P4" draw:layer="layout" svg:width="4.233cm" svg:height="1.163cm" svg:x="4.941cm" svg:y="20.832cm">
          <draw:text-box>
            <text:p text:style-name="P3"><text:span text:style-name="T2">・</text:span><text:span text:style-name="T10">ERP</text:span><text:span text:style-name="T10">標準</text:span><text:span text:style-name="T2">：</text:span><text:span text:style-name="T2">GLOIF</text:span><text:span text:style-name="T2">から仕訳データを取込む。</text:span></text:p>
            <text:p text:style-name="P3"><text:span text:style-name="T2">（未転記）</text:span></text:p>
          </draw:text-box>
        </draw:frame>
        <draw:frame draw:style-name="gr35" draw:text-style-name="P11" draw:layer="layout" svg:width="5.254cm" svg:height="1.303cm" svg:x="19.746cm" svg:y="20.197cm">
          <draw:text-box>
            <text:p text:style-name="P7"><text:span text:style-name="T11">CFO_011_S02</text:span><text:span text:style-name="T11">：</text:span></text:p>
            <text:p text:style-name="P7"><text:span text:style-name="T11">ERP</text:span><text:span text:style-name="T11">標準：仕訳の入力、編集（画面）</text:span></text:p>
          </draw:text-box>
        </draw:frame>
        <draw:path draw:style-name="gr6" draw:text-style-name="P2" draw:layer="layout" svg:width="2.111cm" svg:height="2.111cm" svg:x="15.319cm" svg:y="17.905cm" svg:viewBox="0 0 2112 2112" svg:d="M461 1386h-461v726h2112v-726h-462v-99h198v-1287h-1585v1287h198zM461 1386h1189M461 1287h1189">
          <text:p/>
        </draw:path>
        <draw:path draw:style-name="gr2" draw:text-style-name="P2" draw:layer="layout" svg:width="0.858cm" svg:height="0.594cm" svg:x="16.408cm" svg:y="19.357cm" svg:viewBox="0 0 859 595" svg:d="M0 595h694v-595h-694zM0 198h694M0 396h694M32 297h629M396 363h198v-132h-198zM760 98h99v-98h-99z">
          <text:p/>
        </draw:path>
        <draw:path draw:style-name="gr2" draw:text-style-name="P2" draw:layer="layout" svg:width="1.979cm" svg:height="1.419cm" svg:x="15.385cm" svg:y="18.054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6" draw:text-style-name="P13" draw:layer="layout" svg:width="4.246cm" svg:height="1.303cm" svg:x="14.954cm" svg:y="19.945cm">
          <draw:text-box>
            <text:p text:style-name="P12"><text:span text:style-name="T12">CFO_008_A09</text:span><text:span text:style-name="T12">：</text:span><text:span text:style-name="T12">ERP</text:span><text:span text:style-name="T12">アドオン：仕訳日記帳</text:span><text:span text:style-name="T12">(BIP)</text:span></text:p>
          </draw:text-box>
        </draw:frame>
        <draw:g>
          <draw:g>
            <draw:path draw:style-name="gr12" draw:text-style-name="P8" draw:layer="layout" svg:width="2.196cm" svg:height="0.781cm" svg:x="16.616cm" svg:y="19.262cm" svg:viewBox="0 0 2197 782" svg:d="M76 782h2044c51 0 77-25 77-76v-630c0-51-26-76-77-76h-2044c-51 0-76 25-76 76v630c0 51 25 76 76 76z">
              <text:p/>
            </draw:path>
            <draw:path draw:style-name="gr2" draw:text-style-name="P2" draw:layer="layout" svg:width="2.196cm" svg:height="0.781cm" svg:x="16.616cm" svg:y="19.262cm" svg:viewBox="0 0 2197 782" svg:d="M76 782h2044c51 0 77-25 77-76v-630c0-51-26-76-77-76h-2044c-51 0-76 25-76 76v630c0 51 25 76 76 76z">
              <text:p/>
            </draw:path>
          </draw:g>
          <draw:frame draw:style-name="gr37" draw:text-style-name="P4" draw:layer="layout" svg:width="2.196cm" svg:height="0.781cm" svg:x="16.616cm" svg:y="19.262cm">
            <draw:text-box>
              <text:p text:style-name="P14"><text:span text:style-name="T4">K0601_04_006</text:span><text:span text:style-name="T4">：仕訳内容の確認</text:span></text:p>
            </draw:text-box>
          </draw:frame>
        </draw:g>
        <draw:path draw:style-name="gr6" draw:text-style-name="P2" draw:layer="layout" svg:width="2.111cm" svg:height="2.111cm" svg:x="20.049cm" svg:y="17.886cm" svg:viewBox="0 0 2112 2112" svg:d="M461 1386h-461v726h2112v-726h-462v-99h198v-1287h-1585v1287h198zM461 1386h1189M461 1287h1189">
          <text:p/>
        </draw:path>
        <draw:path draw:style-name="gr2" draw:text-style-name="P2" draw:layer="layout" svg:width="0.858cm" svg:height="0.594cm" svg:x="21.137cm" svg:y="19.337cm" svg:viewBox="0 0 859 595" svg:d="M0 595h694v-595h-694zM0 198h694M0 396h694M32 297h629M396 363h198v-132h-198zM760 98h99v-98h-99z">
          <text:p/>
        </draw:path>
        <draw:path draw:style-name="gr2" draw:text-style-name="P2" draw:layer="layout" svg:width="1.979cm" svg:height="1.419cm" svg:x="20.115cm" svg:y="18.034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g>
          <draw:g>
            <draw:path draw:style-name="gr12" draw:text-style-name="P8" draw:layer="layout" svg:width="2.999cm" svg:height="0.781cm" svg:x="21.25cm" svg:y="19.5cm" svg:viewBox="0 0 3000 782" svg:d="M112 782h2776c75 0 112-25 112-76v-630c0-51-37-76-112-76h-2776c-75 0-112 25-112 76v630c0 51 37 76 112 76z">
              <text:p/>
            </draw:path>
            <draw:path draw:style-name="gr2" draw:text-style-name="P2" draw:layer="layout" svg:width="2.999cm" svg:height="0.781cm" svg:x="21.25cm" svg:y="19.5cm" svg:viewBox="0 0 3000 782" svg:d="M112 782h2776c75 0 112-25 112-76v-630c0-51-37-76-112-76h-2776c-75 0-112 25-112 76v630c0 51 37 76 112 76z">
              <text:p/>
            </draw:path>
          </draw:g>
          <draw:frame draw:style-name="gr37" draw:text-style-name="P15" draw:layer="layout" svg:width="2.999cm" svg:height="0.781cm" svg:x="21.25cm" svg:y="19.5cm">
            <draw:text-box>
              <text:p text:style-name="P14"><text:span text:style-name="T4">K0601_04_007</text:span><text:span text:style-name="T4">：仕訳の転記</text:span></text:p>
              <text:p text:style-name="P14"><text:span text:style-name="T4">K0601_04_008</text:span><text:span text:style-name="T4">：仕訳の削除</text:span></text:p>
            </draw:text-box>
          </draw:frame>
        </draw:g>
        <draw:path draw:style-name="gr20" draw:text-style-name="P2" draw:layer="layout" svg:width="1.035cm" svg:height="0.005cm" svg:x="4.548cm" svg:y="19.006cm" svg:viewBox="0 0 1036 6" svg:d="M0 0h474c2 0 3 1 3 2 0 3 1 4 2 4h557">
          <text:p/>
        </draw:path>
        <draw:g>
          <draw:g>
            <draw:path draw:style-name="gr8" draw:text-style-name="P6" draw:layer="layout" svg:width="2.262cm" svg:height="2.07cm" svg:x="10.266cm" svg:y="19.87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6" draw:text-style-name="P2" draw:layer="layout" svg:width="2.262cm" svg:height="2.07cm" svg:x="10.266cm" svg:y="19.87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6" draw:text-style-name="P4" draw:layer="layout" svg:width="2.262cm" svg:height="1.549cm" svg:x="10.266cm" svg:y="20.279cm">
            <draw:text-box>
              <text:p text:style-name="P7"><text:span text:style-name="T6">ERP</text:span><text:span text:style-name="T6">標準：</text:span></text:p>
              <text:p text:style-name="P7"><text:span text:style-name="T3">仕訳明細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262cm" svg:height="2.07cm" svg:x="10.266cm" svg:y="21.728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6" draw:text-style-name="P2" draw:layer="layout" svg:width="2.262cm" svg:height="2.07cm" svg:x="10.266cm" svg:y="21.728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8" draw:text-style-name="P11" draw:layer="layout" svg:width="2.262cm" svg:height="1.971cm" svg:x="10.266cm" svg:y="21.92cm">
            <draw:text-box>
              <text:p text:style-name="P7"><text:span text:style-name="T3"/></text:p>
              <text:p text:style-name="P7"><text:span text:style-name="T6">ERP</text:span><text:span text:style-name="T6">標準：</text:span></text:p>
              <text:p text:style-name="P7"><text:span text:style-name="T3">勘定科目組合せマスタ</text:span></text:p>
            </draw:text-box>
          </draw:frame>
        </draw:g>
        <draw:g>
          <draw:g>
            <draw:polygon draw:style-name="gr8" draw:text-style-name="P6" draw:layer="layout" svg:width="2.54cm" svg:height="1.905cm" svg:x="16.697cm" svg:y="10.251cm" svg:viewBox="0 0 2541 1906" draw:points="158,0 0,158 0,1747 158,1906 2382,1906 2541,1747 2541,158 2382,0">
              <text:p/>
            </draw:polygon>
            <draw:polygon draw:style-name="gr2" draw:text-style-name="P2" draw:layer="layout" svg:width="2.54cm" svg:height="1.905cm" svg:x="16.697cm" svg:y="10.251cm" svg:viewBox="0 0 2541 1906" draw:points="158,0 0,158 0,1747 158,1906 2382,1906 2541,1747 2541,158 2382,0">
              <text:p/>
            </draw:polygon>
          </draw:g>
        </draw:g>
        <draw:frame draw:style-name="gr32" draw:text-style-name="P4" draw:layer="layout" svg:width="2.54cm" svg:height="0.341cm" svg:x="16.697cm" svg:y="10.25cm">
          <draw:text-box>
            <text:p text:style-name="P3"><text:span text:style-name="T2">CFO_011_A01</text:span></text:p>
          </draw:text-box>
        </draw:frame>
        <draw:g>
          <draw:g>
            <draw:path draw:style-name="gr12" draw:text-style-name="P8" draw:layer="layout" svg:width="2.682cm" svg:height="0.779cm" svg:x="17.317cm" svg:y="11.986cm" svg:viewBox="0 0 2683 780" svg:d="M101 780h2480c68 0 102-34 102-102v-577c0-67-34-101-102-101h-2480c-67 0-101 34-101 101v577c0 68 34 102 101 102z">
              <text:p/>
            </draw:path>
            <draw:path draw:style-name="gr2" draw:text-style-name="P2" draw:layer="layout" svg:width="2.682cm" svg:height="0.779cm" svg:x="17.317cm" svg:y="11.986cm" svg:viewBox="0 0 2683 780" svg:d="M101 780h2480c68 0 102-34 102-102v-577c0-67-34-101-102-101h-2480c-67 0-101 34-101 101v577c0 68 34 102 101 102z">
              <text:p/>
            </draw:path>
          </draw:g>
          <draw:frame draw:style-name="gr39" draw:text-style-name="P4" draw:layer="layout" svg:width="2.682cm" svg:height="0.919cm" svg:x="17.317cm" svg:y="11.916cm">
            <draw:text-box>
              <text:p text:style-name="P14"><text:span text:style-name="T4">K0601_04_0</text:span><text:span text:style-name="T13">09</text:span><text:span text:style-name="T4">：【自動】 人事システム データ取込</text:span></text:p>
            </draw:text-box>
          </draw:frame>
        </draw:g>
        <draw:frame draw:style-name="gr40" draw:text-style-name="P4" draw:layer="layout" svg:width="2.54cm" svg:height="1.842cm" svg:x="16.697cm" svg:y="10.452cm">
          <draw:text-box>
            <text:p text:style-name="P7"><text:span text:style-name="T10">ERP</text:span><text:span text:style-name="T10">アドオン</text:span><text:span text:style-name="T2">：</text:span></text:p>
            <text:p text:style-name="P7"><text:span text:style-name="T2">人事システム</text:span></text:p>
            <text:p text:style-name="P7"><text:span text:style-name="T2">データ連携</text:span></text:p>
          </draw:text-box>
        </draw:frame>
        <draw:frame draw:style-name="gr41" draw:text-style-name="P10" draw:layer="layout" svg:width="9.657cm" svg:height="2.294cm" svg:x="16.343cm" svg:y="12.706cm">
          <draw:text-box>
            <text:p text:style-name="P3"><text:span text:style-name="T10">・</text:span><text:span text:style-name="T10">JP1</text:span><text:span text:style-name="T10">で手動起動する。</text:span></text:p>
            <text:p text:style-name="P3"><text:span text:style-name="T10">・</text:span><text:span text:style-name="T10">OIC</text:span><text:span text:style-name="T10">を使用し、</text:span><text:span text:style-name="T10">ERP</text:span><text:span text:style-name="T10">標準の</text:span><text:span text:style-name="T10">GLOIF</text:span><text:span text:style-name="T10">へ書き込みを行う。</text:span></text:p>
            <text:p text:style-name="P3"><text:span text:style-name="T10">・</text:span><text:span text:style-name="T10">EBS</text:span><text:span text:style-name="T10">で行っていた部門入力のデータチェックは行わずに、</text:span></text:p>
            <text:p text:style-name="P3"><text:span text:style-name="T10">　標準チェックのみとする。</text:span></text:p>
            <text:p text:style-name="P3"><text:span text:style-name="T2"/></text:p>
          </draw:text-box>
        </draw:frame>
        <draw:path draw:style-name="gr20" draw:text-style-name="P2" draw:layer="layout" svg:width="1.999cm" svg:height="0cm" svg:x="19.275cm" svg:y="11.223cm" svg:viewBox="0 0 2000 0" svg:d="M0 0h598c5 0 6 0 6 0 0 0 3 0 6 0h1390">
          <text:p/>
        </draw:path>
        <draw:g>
          <draw:g>
            <draw:path draw:style-name="gr12" draw:text-style-name="P16" draw:layer="layout" svg:width="2.064cm" svg:height="0.781cm" svg:x="6.5cm" svg:y="19.718cm" svg:viewBox="0 0 2065 782" svg:d="M76 782h1913c51 0 76-25 76-76v-630c0-51-25-76-76-76h-1913c-51 0-76 25-76 76v630c0 51 25 76 76 76z">
              <text:p/>
            </draw:path>
            <draw:path draw:style-name="gr2" draw:text-style-name="P17" draw:layer="layout" svg:width="2.064cm" svg:height="0.781cm" svg:x="6.5cm" svg:y="19.718cm" svg:viewBox="0 0 2065 782" svg:d="M76 782h1913c51 0 76-25 76-76v-630c0-51-25-76-76-76h-1913c-51 0-76 25-76 76v630c0 51 25 76 76 76z">
              <text:p/>
            </draw:path>
          </draw:g>
          <draw:frame draw:style-name="gr37" draw:text-style-name="P18" draw:layer="layout" svg:width="2.064cm" svg:height="0.781cm" svg:x="6.5cm" svg:y="19.718cm">
            <draw:text-box>
              <text:p text:style-name="P14"><text:span text:style-name="T4">K0601_04_010</text:span><text:span text:style-name="T4">：</text:span></text:p>
              <text:p text:style-name="P14"><text:span text:style-name="T4">仕訳のインポート</text:span></text:p>
            </draw:text-box>
          </draw:frame>
        </draw:g>
        <draw:path draw:style-name="gr20" draw:text-style-name="P2" draw:layer="layout" svg:width="2.999cm" svg:height="0cm" svg:x="17.25cm" svg:y="19cm" svg:viewBox="0 0 3000 0" svg:d="M0 0h897c8 0 9 0 9 0 0 0 5 0 9 0h2085">
          <text:p/>
        </draw:path>
        <draw:path draw:style-name="gr20" draw:text-style-name="P2" draw:layer="layout" svg:width="3.999cm" svg:height="0cm" svg:x="21.95cm" svg:y="19cm" svg:viewBox="0 0 4000 0" svg:d="M0 0h1196c10 0 12 0 12 0 0 0 6 0 12 0h2780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27T16:41:33.550000000</dc:date>
    <meta:creation-date>2009-03-16T10:00:09Z</meta:creation-date>
    <meta:generator>LibreOffice/7.2.5.2$Windows_X86_64 LibreOffice_project/499f9727c189e6ef3471021d6132d4c694f357e5</meta:generator>
    <meta:editing-duration>P3DT23H26M5S</meta:editing-duration>
    <meta:editing-cycles>10</meta:editing-cycles>
    <meta:document-statistic meta:object-count="234"/>
  </office:meta>
</office:document-meta>
</file>